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ing_20_3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  <style:text-properties fo:font-weight="normal" style:font-weight-asian="normal" style:font-weight-complex="normal"/>
    </style:style>
    <style:style style:name="P4" style:family="paragraph" style:parent-style-name="Text_20_body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Text_20_body" style:list-style-name="L4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Text_20_body" style:list-style-name="L2">
      <style:paragraph-properties fo:text-align="justify" style:justify-single-word="false"/>
      <style:text-properties fo:font-weight="normal" style:font-weight-asian="normal" style:font-weight-complex="normal"/>
    </style:style>
    <style:style style:name="P7" style:family="paragraph" style:parent-style-name="Text_20_body" style:list-style-name="L3">
      <style:paragraph-properties fo:text-align="justify" style:justify-single-word="false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language="es" fo:country="AR" fo:font-weight="bold" style:font-weight-asian="bold" style:font-weight-complex="bold"/>
    </style:style>
    <style:style style:name="T4" style:family="text">
      <style:text-properties style:text-position="sub 58%"/>
    </style:style>
    <style:style style:name="T5" style:family="text">
      <style:text-properties style:text-position="sub 58%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so de complemento a 2 en MCBE</text:h>
      <text:p text:style-name="P3"/>
      <text:p text:style-name="P3">El MCBE utiliza varias representaciones diferentes de datos numéricos, según la situación.</text:p>
      <text:list xml:id="list16752929631" text:style-name="L1">
        <text:list-item>
          <text:p text:style-name="P4">Datos almacenados en la memoria o en el registro A</text:p>
          <text:list>
            <text:list-item>
              <text:p text:style-name="P4">Se representan en <text:span text:style-name="T1">8 bits en complemento a 2</text:span>, ya que pueden ser negativos.</text:p>
            </text:list-item>
          </text:list>
        </text:list-item>
        <text:list-item>
          <text:p text:style-name="P4">Argumentos de instrucciones de transferencia de control (JMP, JZ)</text:p>
          <text:list>
            <text:list-item>
              <text:p text:style-name="P4">Se representan en <text:span text:style-name="T1">5 bits en complemento a 2</text:span>, ya que son <text:span text:style-name="T1">desplazamientos</text:span> y pueden ser negativos.</text:p>
            </text:list-item>
          </text:list>
        </text:list-item>
        <text:list-item>
          <text:p text:style-name="P4">Argumentos de las demás instrucciones (LD, ST, ADD, SUB)</text:p>
          <text:list>
            <text:list-item>
              <text:p text:style-name="P4">Se representan en <text:span text:style-name="T1">5 bits sin signo</text:span>, ya que son <text:span text:style-name="T1">direcciones</text:span> y no pueden ser negativos.</text:p>
            </text:list-item>
          </text:list>
        </text:list-item>
        <text:list-item>
          <text:p text:style-name="P4">Direcciones almacenadas en registros</text:p>
          <text:list>
            <text:list-item>
              <text:p text:style-name="P4">Las direcciones almacenadas en el registro <text:span text:style-name="T1">PC</text:span> se representan en <text:span text:style-name="T1">8 bits sin signo</text:span>, aunque los tres más altos siempre son 0. </text:p>
            </text:list-item>
          </text:list>
        </text:list-item>
      </text:list>
      <text:h text:style-name="P2" text:outline-level="3">Instrucciones aritméticas</text:h>
      <text:p text:style-name="P3">Para la suma o la resta <text:span text:style-name="T1">(ADD o SUB)</text:span>, se opera <text:span text:style-name="T1">en complemento a 2, en 8 bits</text:span>, entre el acumulador A y el contenido de la posición de memoria leída. El resultado queda en el acumulador. </text:p>
      <text:h text:style-name="Heading_20_4" text:outline-level="4">Ejemplos</text:h>
      <text:list xml:id="list1064391805" text:style-name="L2">
        <text:list-item>
          <text:p text:style-name="P6">Supongamos que el MCBE encuentra la instrucción <text:span text:style-name="T1">10001011</text:span> en momentos en que el valor del acumulador es <text:span text:style-name="T1">00000011</text:span>. La instrucción es una <text:span text:style-name="T1">suma</text:span> (<text:span text:style-name="T1">100</text:span>) del contenido de la posición <text:span text:style-name="T1">01011</text:span> (11<text:span text:style-name="T4">(10</text:span>). Supongamos que en dicha posición existe un contenido <text:span text:style-name="T1">10101010</text:span>. Este dato está en complemento a 2, y como su bit de orden más alto es 1, es negativo. El resultado final del acumulador se obtiene sumando bit a bit el valor anterior más el dato. Tendremos <text:span text:style-name="T1">00000011 + 10101010 = 10101101</text:span>. ¿A qué valores decimales corresponden nuestros cálculos? ¿Ha ocurrido overflow?</text:p>
        </text:list-item>
        <text:list-item>
          <text:p text:style-name="P6">Supongamos que se tiene la misma situación del caso anterior con la única diferencia de que la instrucción es <text:span text:style-name="T1">10101011</text:span>, y por lo tanto, es de <text:span text:style-name="T1">resta</text:span> (<text:span text:style-name="T1">101</text:span>) de la misma posición <text:span text:style-name="T1">01011</text:span> (11<text:span text:style-name="T4">(10</text:span>). Como antes, supongamos que en dicha posición existe un contenido <text:span text:style-name="T1">10101010</text:span>. Tendremos <text:span text:style-name="T1">A - Dato = 00000011 – 10101010</text:span>. Como se pide una <text:span text:style-name="T1">resta</text:span>, debemos <text:span text:style-name="T1">sumar el complemento del sustraendo</text:span>. Para esto complementamos 10101010 invirtiendo los bits → 01010101 y sumando 1 → 01010110. Tendremos A – Dato = A + C2(Dato) = <text:s/><text:span text:style-name="T1">00000011 + 01010110 = 01011001</text:span>. Si convertimos todos los valores a decimal veremos que A contenía el valor <text:span text:style-name="T1">3</text:span>, y que la instrucción implicaba <text:span text:style-name="T1">restarle -86</text:span>, o sea, <text:span text:style-name="T1">sumarle 86</text:span>. El resultado es <text:span text:style-name="T1">89</text:span>. No ha habido overflow.</text:p>
        </text:list-item>
        <text:list-item>
          <text:p text:style-name="P6">Supongamos la misma situación que en 1) pero ahora el valor de A es <text:span text:style-name="T1">10000001</text:span>. Hay que sumarle <text:span text:style-name="T1">10101010.</text:span> Como ambos números están en complemento a 2, podemos hacer la suma bit a bit. Encontraremos que <text:span text:style-name="T1">10000001 + 10101010 = (1)00101011</text:span>, donde el bit entre paréntesis representa el <text:span text:style-name="T2">carry out</text:span>. Como éste es diferente del <text:span text:style-name="T2">carry in</text:span> (que es <text:span text:style-name="T1">0</text:span>), tenemos <text:soft-page-break/><text:span text:style-name="T1">overflow</text:span>, el bit de <text:span text:style-name="T2">carry out</text:span> se pierde, y en el registro A queda el número <text:span text:style-name="T1">00101011</text:span>. Este número es positivo, cuando debía ser negativo porque estábamos sumando 10000001 (-127<text:span text:style-name="T4">(10</text:span>) y 10101010 (-86<text:span text:style-name="T4">(10</text:span>). El resultado debe ser descartado.</text:p>
        </text:list-item>
      </text:list>
      <text:h text:style-name="P2" text:outline-level="3">Instrucciones de transferencia de control</text:h>
      <text:p text:style-name="P3">Analicemos lo que ocurre cuando el MCBE acaba de traer una instrucción <text:span text:style-name="T1">de transferencia de control (JMP o JZ) </text:span>al IR y debe ejecutarla. </text:p>
      <text:list xml:id="list1619333948" text:style-name="L3">
        <text:list-item>
          <text:p text:style-name="P7">El PC contiene una cierta dirección (aquella donde se halló la instrucción de transferencia de control). Esta dirección está expresada como entero sin signo en 8 bits. Los bits que expresan la dirección ocupan los cinco bits más bajos, y los tres más altos son 0.</text:p>
        </text:list-item>
        <text:list-item>
          <text:p text:style-name="P7">El desplazamiento, ya sea positivo o negativo, está almacenado en los cinco bits de orden inferior de la instrucción, en complemento a 2, y debe sumarse al PC. </text:p>
        </text:list-item>
        <text:list-item>
          <text:p text:style-name="P7">Ahora bien, para poder hacer esta suma <text:span text:style-name="T1">PC + desplazamiento</text:span>, tenemos que tener ambos números en <text:span text:style-name="T1">complemento a 2 en igual cantidad de bits</text:span>. Como el valor de la dirección es positivo, su expresión en complemento a 2 en 8 bits coincide con la expresión sin signo.</text:p>
        </text:list-item>
        <text:list-item>
          <text:p text:style-name="P7">Para representar el desplazamiento en 8 bits aplicamos la llamada<text:span text:style-name="T1"> regla de </text:span><text:span text:style-name="T3">extensión</text:span><text:span text:style-name="T1"> de signo</text:span>: completamos los 8 bits necesarios agregando 3 bits a la izquierda, que serán 0 si el desplazamiento es positivo, y 1 si es negativo. Luego, ambos números <text:span text:style-name="T1">ya están en complemento a 2</text:span> en ocho bits y pueden directamente sumarse, <text:span text:style-name="T1">simplemente por suma directa bit a bit</text:span>, vigilando, claro, si se presentan situaciones de <text:span text:style-name="T1">overflow.</text:span></text:p>
        </text:list-item>
      </text:list>
      <text:h text:style-name="Heading_20_4" text:outline-level="4">Ejemplo</text:h>
      <text:p text:style-name="P3">Supongamos que el MCBE encuentra en la dirección <text:span text:style-name="T1">13</text:span> la instrucción <text:span text:style-name="T1">11011010</text:span>. Analicemos lo que ocurrirá.</text:p>
      <text:list xml:id="list948420051" text:style-name="L4">
        <text:list-item>
          <text:p text:style-name="P5">Esta instrucción es una transferencia de control incondicional (110). El desplazamiento está expresado en complemento a 2 en los cinco bits restantes (11010). Luego, por comenzar en 1, el desplazamiento es negativo. Al sumarle algebraicamente este desplazamiento al PC, su nuevo valor será menor que el actual: la transferencia de control se realizará a una dirección “más baja” que la apuntada actualmente por el PC (es decir, menor que 13).</text:p>
        </text:list-item>
        <text:list-item>
          <text:p text:style-name="P5">Como la instrucción fue encontrada en la dirección 13, el contenido actual del PC será <text:s/><text:span text:style-name="T1">00001101</text:span>. Como el desplazamiento es <text:span text:style-name="T1">11010</text:span>, por extensión de signo obtendremos <text:span text:style-name="T1">11111010</text:span>. Sumando el PC con el desplazamiento: <text:span text:style-name="T1">00001101 + 11111010 = 00000111 = 7</text:span><text:span text:style-name="T5">(10</text:span>. La siguiente instrucción a ejecutar será la que está en la dirección 7. <text:s/>Notemos que no ha habido overflow (porque los bits de <text:span text:style-name="T2">carry in</text:span> y de <text:span text:style-name="T2">carry out</text:span> son iguales). </text:p>
        </text:list-item>
        <text:list-item>
          <text:p text:style-name="P5">Si queremos conocer la cantidad de bytes que hay que “retroceder”, sólo necesitamos averiguar el valor absoluto del desplazamiento. Lo hacemos complementando a 2:</text:p>
          <text:list>
            <text:list-item>
              <text:p text:style-name="P5">Invertimos los bits de 11010 → 00101 y sumamos 1 → 00110. El valor absoluto del desplazamiento es 6, es decir, necesitamos retroceder 6 bytes.</text:p>
            </text:list-item>
            <text:list-item>
              <text:p text:style-name="P5">Sin embargo, no es necesario averiguar este valor absoluto para realizar la operación de calcular la nueva dirección: directamente podemos sumar bit a bit ese desplazamiento al valor actual del PC, y utilizar el nuevo valor del PC en el siguiente ciclo de instrucción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WenQuanYi Micro Hei" style:font-size-asian="24pt" style:font-weight-asian="bold" style:font-name-complex="FreeSans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WenQuanYi Micro Hei" style:font-size-asian="12pt" style:font-weight-asian="bold" style:font-name-complex="FreeSans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Micro Hei" style:font-size-asian="14pt" style:font-weight-asian="bold" style:font-name-complex="FreeSans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llustration" style:family="paragraph" style:parent-style-name="Caption" style:class="extra"/>
    <style:style style:name="Footnote" style:family="paragraph" style:parent-style-name="Standard" style:class="extra">
      <style:paragraph-properties fo:margin="100%" fo:margin-left="0.2354in" fo:margin-right="0in" fo:margin-top="0in" fo:margin-bottom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="100%" fo:margin-left="0.5898in" fo:margin-right="0in" fo:margin-top="0in" fo:margin-bottom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none" fo:border-bottom="0.06pt solid #000000" fo:border-left="none" fo:border-right="none" fo:padding="0.0201in" style:shadow="none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Introducción a la Computación – Uso de C2 en MCBE <text:page-number text:select-page="current">2</text:page-number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1T11:56:28</meta:creation-date>
    <dc:date>2013-05-07T08:29:40</dc:date>
    <meta:editing-duration>P4DT11H14M37S</meta:editing-duration>
    <meta:editing-cycles>217</meta:editing-cycles>
    <meta:generator>LibreOffice/3.5$Linux_x86 LibreOffice_project/350m1$Build-2</meta:generator>
    <meta:print-date>2013-05-06T14:04:31</meta:print-date>
    <meta:document-statistic meta:table-count="0" meta:image-count="0" meta:object-count="0" meta:page-count="2" meta:paragraph-count="30" meta:word-count="978" meta:character-count="3813" meta:non-whitespace-character-count="4731"/>
  </office:meta>
</office:document-meta>
</file>